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7b8a" officeooo:paragraph-rsid="00007b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e Push Notification Service (APNS), </text:p>
      <text:p text:style-name="P1">Google Cloud Messaging (GCM) ,</text:p>
      <text:p text:style-name="P1"><text:s/>Firebase Cloud Messaging (FCM)</text:p>
      <text:p text:style-name="P1"><text:s/>and </text:p>
      <text:p text:style-name="P1">Windows Notification Service (WNS)</text:p>
      <text:p text:style-name="P1"></text:p>
      <text:p text:style-name="P1">----------------Comparision of <text:s/>pushnotification <text:s/>on different platforms(apart from the attachment):-----------------------------</text:p>
      <text:p text:style-name="P1"></text:p>
      <text:p text:style-name="P1"></text:p>
      <text:p text:style-name="P1"></text:p>
      <text:p text:style-name="P1">ID:-</text:p>
      <text:p text:style-name="P1"><text:s text:c="6"/>GCM:- <text:s/>Android requires the device to contact its respective push message provider (GCM ) to receive a special string Device ID <text:s text:c="2"/>identifies a specific app on a specific device. 183-byte string [a-zA-Z0-9_\-]</text:p>
      <text:p text:style-name="P1"><text:s text:c="6"/>APNS:- <text:s/>ios requires the device to contact its respective push message provider (APNS ) to receive a special string Device token, <text:s/>identifies a specific app on a specific device.64-byte hex-string</text:p>
      <text:p text:style-name="P1"><text:s text:c="6"/>MPNS:- <text:s/>Windows requires the device to contact its respective push message provider (MPNS ) to receive a special string URI, <text:s/>identifies a specific app on a specific device.</text:p>
      <text:p text:style-name="P1"></text:p>
      <text:p text:style-name="P1"></text:p>
      <text:p text:style-name="P1">Message:-</text:p>
      <text:p text:style-name="P1"><text:s text:c="8"/>GCM:- json paylaod <text:s/>(registration_ids, data=None, collapse_key=None, delay_while_idle=False, time_to_live=None, is_json=True, dry_run=False)</text:p>
      <text:p text:style-name="P1"><text:s text:c="8"/>APNS:-string or dictionary (alert (body, action-loc-key,loc-key,loc-args,launch-image) <text:s/>, sound, badge, <text:s/>token)</text:p>
      <text:p text:style-name="P1"><text:s text:c="8"/>MPNS:-string</text:p>
      <text:p text:style-name="P1"></text:p>
      <text:p text:style-name="P1">Feedback:-</text:p>
      <text:p text:style-name="P1"><text:s text:c="8"/>GCM:- return success/failure</text:p>
      <text:p text:style-name="P1"><text:s text:c="8"/>APNS:- no response .. listen to APNs feedback server for deprecated tokens</text:p>
      <text:p text:style-name="P1"><text:s text:c="8"/>MPNS:- http_status_code will be returned for success/failure</text:p>
      <text:p text:style-name="P1"></text:p>
      <text:p text:style-name="P1">Limitations:-</text:p>
      <text:p text:style-name="P1"><text:s text:c="8"/>GCM:- payload size&lt;=4 KB</text:p>
      <text:p text:style-name="P1"><text:s text:c="8"/>APNS:- payload size&lt;=256 bytes (alert 75-100 bytes) <text:s/>ios8+ it was increased to 2 kb</text:p>
      <text:p text:style-name="P1"><text:s text:c="8"/>MPNS:- payload size&lt;=3kb</text:p>
      <text:p text:style-name="P1"></text:p>
      <text:p text:style-name="P1">Customized data:-</text:p>
      <text:p text:style-name="P1"><text:s text:c="8"/>GCM:- send in json message</text:p>
      <text:p text:style-name="P1"><text:s text:c="8"/>APNS:- "extra" key is there is space</text:p>
      <text:p text:style-name="P1"><text:s text:c="8"/>MPNS:- <text:s/>"param" key (string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9:58:44.060831926</meta:creation-date>
    <dc:date>2016-12-20T19:59:00.016695077</dc:date>
    <meta:editing-duration>P0D</meta:editing-duration>
    <meta:editing-cycles>1</meta:editing-cycles>
    <meta:document-statistic meta:table-count="0" meta:image-count="0" meta:object-count="0" meta:page-count="1" meta:paragraph-count="35" meta:word-count="205" meta:character-count="1693" meta:non-whitespace-character-count="1349"/>
    <meta:generator>LibreOffice/4.2.8.2$Linux_X86_64 LibreOffice_project/420m0$Build-2</meta:generator>
  </office:meta>
</office:document-meta>
</file>